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4.82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0283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Airport name</text:p>
          </table:table-cell>
          <table:table-cell table:style-name="ce1" office:value-type="string" calcext:value-type="string">
            <text:p>Country Abbrev.</text:p>
          </table:table-cell>
          <table:table-cell table:style-name="ce1" office:value-type="string" calcext:value-type="string">
            <text:p>World Area Code</text:p>
          </table:table-cell>
          <table:table-cell table:style-name="ce1" office:value-type="string" calcext:value-type="string">
            <text:p>Airport Cod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Bamiy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Bost 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Chaghchar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Darwa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D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Faizabad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B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Farah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G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Ghazni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GZ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Herat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Jalalabad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J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ndahar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host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hwah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hwaja Rawash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undu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uran-O-Munj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Maimana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M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Mazar I Sharif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Nimro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M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Qala Nau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LQ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ardeh Band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B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heghn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Taluq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Q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Tirinkot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Urgoo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Uruzg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R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Zaranj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ZA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Rinas Mother Teresa</text:p>
          </table:table-cell>
          <table:table-cell office:value-type="string" calcext:value-type="string">
            <text:p>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dr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guem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in Beid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in Eddi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in El Bey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Z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atn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ejai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ordj Badji Mokht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ouchekif Abde Al-hafidh Bousso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jame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Es Seni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Guem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L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Houari Boumediene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llizi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V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n Amena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n Salah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nedbirenne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J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Jijel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J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Koub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aghoua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es Saline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ascara-Ghris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echri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Z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ohamed Boudia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ostaganem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Q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Newark Liberty International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Noumerate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Oued Irara Ap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Seti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Sidi Belabbe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F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Skikd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afaraoui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bess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imimoun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indou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ouggour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Zenata-Messali El Hadj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Fitiuta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Ofu Island Airstrip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Tau Island Airport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4 De Fevereir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mbriz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Z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ndul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bind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funf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ngamb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pand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KN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tumbel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B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zomb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hitat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G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uito Cuanaval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iric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und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Gen V Deslandes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Huamb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Jamb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Kuito (Silva Porto)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u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bang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en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U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kap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B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mbal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G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zamb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Z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Malang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Menongu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amib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S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dalatandos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egag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X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giv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zagi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Ongiv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Porto Amboim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B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aurim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H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oy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mb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Uig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G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Waco Kung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Xangong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X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allblake</text:p>
          </table:table-cell>
          <table:table-cell office:value-type="string" calcext:value-type="string">
            <text:p>A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X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rctic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Teniente R. Marsh Martin</text:p>
          </table:table-cell>
          <table:table-cell office:value-type="string" calcext:value-type="string">
            <text:p>A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Barbuda</text:p>
          </table:table-cell>
          <table:table-cell office:value-type="string" calcext:value-type="string">
            <text:p>A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B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V. C. Bird International</text:p>
          </table:table-cell>
          <table:table-cell office:value-type="string" calcext:value-type="string">
            <text:p>A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lmirante Za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lto Rio Senguer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pt. Jorge Newbery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enj Matienz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rigadier Hector Ruiz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S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leta Oliv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V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mba Pun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N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pitan Vicente Alman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R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rmen De Patagon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tarat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viahu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V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hapelc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hara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lorind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L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lonia Catrie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lonia Sarmient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L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mandante Espor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modoro Rivadav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uruzu Cuat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Z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utr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Bolso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Cadill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U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Calafat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Maite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M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Paloma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Plumerill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D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Pucu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Tehuelch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sque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Q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zeiza Ministro Pistarini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Fisherto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 Belgran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Pic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Roc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Urquiz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Villeg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obernador Grego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ualeguaychu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geniero Aeronáutico Ambrosio L.V. Taravella Internat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geniero Jacobacci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G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G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slas Malvinas Argentinas Internat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Jose De San Marti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 Cumbr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go Argentin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s Her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s Lomit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oncopu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os Menuco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alargu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aquincha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ar Del Pla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D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irama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J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onte Casero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ecoche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estor Kirchne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euque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Q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lavarr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scar Reguer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aso De Los Lib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ehuaj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E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erito Moren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M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osad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res. Roque Saenz Pen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uerto Desea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econquis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C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ncon De Los Sauc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Cuart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C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Hon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H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May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Turbi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enz Pen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Z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Antonio Oest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Julia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F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a Teresi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uce Viej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F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ierra Grand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unchal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C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andi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artag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alche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C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alle Del Conlar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D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illa Dolo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illa Gesel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Zapal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P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eni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Gyoumri</text:p>
          </table:table-cell>
          <table:table-cell office:value-type="string" calcext:value-type="string">
            <text:p>AM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L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Zvartnots</text:p>
          </table:table-cell>
          <table:table-cell office:value-type="string" calcext:value-type="string">
            <text:p>AM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V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Queen Beatrix International</text:p>
          </table:table-cell>
          <table:table-cell office:value-type="string" calcext:value-type="string">
            <text:p>AW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U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Victoria River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VC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delaide International Ai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delaide Keswick Rai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H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new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G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L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ice Springs Rail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H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ro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t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yangu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ma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M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merican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mmar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M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damook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gus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thony Lago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amac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X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gy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Y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gyle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mid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ra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gustus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rukun Miss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U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W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V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y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du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irnsd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S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canoo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go Hill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Q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lina Byron Gate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rana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Z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maga Injin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niya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Y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rcald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rkl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K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rrow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tavi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V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thurs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agle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dfor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D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dou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E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lbur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X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na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L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ndig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X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too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T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verley Spring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V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ckerto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C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g B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llil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I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loe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rds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V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za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lacka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K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lackwa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F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igu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ll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lw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rrol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O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uli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Q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ur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w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ampto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ewarri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ight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isbane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oke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unette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li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n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D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rke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rnie Wynya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ssell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Q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ig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lound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D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mfie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moowe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o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pe Barre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pe Flatte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Q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rlto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V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rpentari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ttle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ed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essnock</text:p>
          </table:table-cell>
          <table:table-cell office:value-type="string" calcext:value-type="string">
            <text:p>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arle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errabu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erri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illago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inchi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ristma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X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ity Heli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V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ifton Hill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oncur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un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Z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conu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ffs Harbou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ac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larenebr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lins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ndobol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nnell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ber Ped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P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in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k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T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l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lawany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li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nabarabr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namb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ra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tamund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rdillo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row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W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rry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Y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wa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w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C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w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W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resswell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roker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D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ud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unnamu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garang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G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y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y Water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Y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rnley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rwin Rail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J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ua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A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venport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ydream I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lissa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lt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D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n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niliqu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iamantina Lak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irranba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X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cker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K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nga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O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omadg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ong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runda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rumduff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rysdale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bb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lkanin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nk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nwic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rham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H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r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ysa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chuc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dward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inasleig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I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lcho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L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lked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K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neabba We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rldun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rnabe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speranc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ssend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E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tadun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uc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v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V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vans Hea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V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xmouth Gulf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X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all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L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in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itzroy Crossi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linders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lora Va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V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est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rest River Ai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s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ssil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raser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K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mb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rden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P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scoyne Junc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yn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eel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T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ibb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B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en Inn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engy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enormis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ld Coast (coolangatta)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ldsworth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ondiwi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rd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sfo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ulbur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ulbur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F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anit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at Keppel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en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gor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G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nf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unne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U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ymp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Y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ll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C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milton/proserp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yman Island Resort SPB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adingl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athland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len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F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n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rmannsbur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M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rvey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V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gh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llsid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nchinbrook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bart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ok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oker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pe 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petou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r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ughend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G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umber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U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ff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dulka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D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g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ju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N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kerm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K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naminck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nisfai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ver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ver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V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sisfo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abir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andako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ulia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un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urien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barr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kguru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kuru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F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pow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umbur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mara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mbal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D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milero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ru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tanni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emps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era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mberle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aro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 Cany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 Creek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cot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ford Smi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Y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rkim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olat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O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olb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K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onib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Q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wanya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W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bi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lge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nun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N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ru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 Trobe Reg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dy Ellio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Y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 Eve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 Grego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 Nas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fie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lan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K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nsdow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D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trob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U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ura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ver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V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w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W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armon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igh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ono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ghtning Ridg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lydale Airport</text:p>
          </table:table-cell>
          <table:table-cell office:value-type="string" calcext:value-type="string">
            <text:p>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mbuny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I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nd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ndema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S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ssad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zard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ckhar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ngreac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rd Howe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tus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T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buiag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donal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ks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V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mahon Camp 4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H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inor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it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llacoo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M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do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ingri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jimu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J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ner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ble 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ee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gare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gare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i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X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qu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yboroug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carthur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C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ekath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K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rimbu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rl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rt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ddlemou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lingimb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G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llice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L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ners La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nla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nnip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rand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W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T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chell Platea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chell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X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tie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nki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lawata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W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rabb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raber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aw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e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n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ning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oa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uy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Buffal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Full Sto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Gambi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G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Guns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S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Hot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Hous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Is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Kei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Magne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M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Sw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ain Val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t Barnet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t Cavenag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K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t Sandfo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cc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dg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lga Par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lk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V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llew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X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ngeran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rray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Y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sgrav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V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ttab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yroo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mbou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mbucca Head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ppa Mer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M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pper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acoort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rabr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rande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rog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gukur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hulunbu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ift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onkan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K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os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osa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rman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T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w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llag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llarbo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mbulw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U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twoo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yng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ak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b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enpell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P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ff Line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ff line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Z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lympic D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nslow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odnadat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rbo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B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rd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riento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X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uy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lm Beach SPB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lm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M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ndie Pand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aburd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d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k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nda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D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nneshaw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n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ppimenart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rth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Augus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Dougla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Hun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H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Keat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K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Lincol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Macqua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Q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Pi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P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Stephe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T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ilp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iri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amingini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avensthorp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V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enmar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M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ichmond AFB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R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binhoo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O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binson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R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bin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ckhamp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ckhampt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ebour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ke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per 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per Val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P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se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seber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sella Plai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ttnes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y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utland Plai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ibai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X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ndring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co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J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aw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ay Ga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G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eppar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ute Harbour H/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ilver Plai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mith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mith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nake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 Gal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G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 Molle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ern Cros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Q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C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V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G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 Hele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anthorp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arc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Q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aw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ephe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rah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rathmor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reaky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urt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urfers Paradis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wa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ydney Banks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ydney We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ble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mworth Regional Ai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n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ngaloo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c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oo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lf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mo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nnant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want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angoo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argomin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da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D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ursday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ylung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Y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iboob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Y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imber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B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ind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bermor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Y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cumw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C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m Pric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owoo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rwoo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W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wnsville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ullamarine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umu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urkey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Und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Useless Loo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Vanroo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V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ha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lch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lget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ll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ngarat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aber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acknabe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K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awag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R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namboo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te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uchop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vern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e Wa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ip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lshpoo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st Wyal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W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hitsunday Airstri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S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hitsunday Coa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hya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canni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liam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pena Pou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nd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ndor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llogora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llong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nda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nd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odgre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odie Wood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W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ome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M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rotham Par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udin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lata Miss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Y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lg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Y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m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Y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ngoona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Y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eelir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Y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orke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K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orke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uendum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Y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lpe Adria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KL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lue Danube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Flexenpass Heliport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Z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Hohenems-dornbirn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O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Innsbruck-kranebitten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Kitzbuehl Railway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XJ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Lauterach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QL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Schwechat (Vienna International)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V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St Anton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Suedbahnhof Rail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XW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Thalerhof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 Danubepier Hov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V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. A. Mozart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Z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bahnhof Rail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XW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ntry Name</text:p>
          </table:table-cell>
          <table:table-cell/>
          <table:table-cell office:value-type="string" calcext:value-type="string">
            <text:p>Country Abbrev.</text:p>
          </table:table-cell>
          <table:table-cell office:value-type="string" calcext:value-type="string">
            <text:p>World Area Code</text:p>
          </table:table-cell>
          <table:table-cell office:value-type="string" calcext:value-type="string">
            <text:p>Airport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Gabala International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Gyandzha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KV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Heydar Aliyev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Z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Heydar Aliyev International (Bina International)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Y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Nakhichevan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AJ</text:p>
          </table:table-cell>
          <table:table-cell table:number-columns-repeated="1019"/>
        </table:table-row>
        <table:table-row table:style-name="ro1" table:number-rows-repeated="10476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bania" table:base-cell-address="$Tabelle1.$A$1" table:expression="tabelle1!#ref!"/>
          <table:named-expression table:name="Algeria" table:base-cell-address="$Tabelle1.$A$1" table:expression="tabelle1!#ref!"/>
          <table:named-range table:name="Andorra" table:base-cell-address="$Tabelle1.$A$1" table:cell-range-address="$Tabelle1.$A$77"/>
          <table:named-range table:name="Angola" table:base-cell-address="$Tabelle1.$A$1" table:cell-range-address="$Tabelle1.$A$82"/>
          <table:named-range table:name="Anguilla" table:base-cell-address="$Tabelle1.$A$1" table:cell-range-address="$Tabelle1.$A$126"/>
          <table:named-range table:name="Antarctica" table:base-cell-address="$Tabelle1.$A$1" table:cell-range-address="$Tabelle1.$A$131"/>
          <table:named-range table:name="Argentina" table:base-cell-address="$Tabelle1.$A$1" table:cell-range-address="$Tabelle1.$A$142"/>
          <table:named-range table:name="Armenia" table:base-cell-address="$Tabelle1.$A$1" table:cell-range-address="$Tabelle1.$A$259"/>
          <table:named-range table:name="Aruba" table:base-cell-address="$Tabelle1.$A$1" table:cell-range-address="$Tabelle1.$A$265"/>
          <table:named-range table:name="Australia" table:base-cell-address="$Tabelle1.$A$1" table:cell-range-address="$Tabelle1.$A$270"/>
          <table:named-range table:name="Austria" table:base-cell-address="$Tabelle1.$A$1" table:cell-range-address="$Tabelle1.$A$937"/>
          <table:named-range table:name="Azerbaijan" table:base-cell-address="$Tabelle1.$A$1" table:cell-range-address="$Tabelle1.$A$95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Biber</meta:initial-creator>
    <meta:creation-date>2013-03-16T11:01:58</meta:creation-date>
    <dc:date>2016-06-20T15:05:16.087529683</dc:date>
    <meta:editing-duration>P0D</meta:editing-duration>
    <meta:generator>LibreOffice/4.2.8.2$Linux_X86_64 LibreOffice_project/420m0$Build-2</meta:generator>
    <meta:document-statistic meta:table-count="1" meta:cell-count="45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